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154cm" fo:margin-left="-0.136cm" table:align="left" style:writing-mode="lr-tb"/>
    </style:style>
    <style:style style:name="Tabelle1.A" style:family="table-column">
      <style:table-column-properties style:column-width="1.854cm"/>
    </style:style>
    <style:style style:name="Tabelle1.B" style:family="table-column">
      <style:table-column-properties style:column-width="2.489cm"/>
    </style:style>
    <style:style style:name="Tabelle1.D" style:family="table-column">
      <style:table-column-properties style:column-width="11.322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1.B2" style:family="table-cell" style:data-style-name="N37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loop" style:family="table">
      <style:table-properties style:width="17.699cm" table:align="margins" style:writing-mode="lr-tb"/>
    </style:style>
    <style:style style:name="loop.A" style:family="table-column">
      <style:table-column-properties style:column-width="8.849cm" style:rel-column-width="32767*"/>
    </style:style>
    <style:style style:name="loop.B" style:family="table-column">
      <style:table-column-properties style:column-width="8.849cm" style:rel-column-width="32768*"/>
    </style:style>
    <style:style style:name="loop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oop.B1" style:family="table-cell">
      <style:table-cell-properties fo:background-color="#cccccc" fo:padding="0.097cm" fo:border="0.002cm solid #000000">
        <style:background-image/>
      </style:table-cell-properties>
    </style:style>
    <style:style style:name="loop.A2" style:family="table-cell">
      <style:table-cell-properties fo:padding="0.097cm" fo:border-left="0.002cm solid #000000" fo:border-right="none" fo:border-top="none" fo:border-bottom="0.002cm solid #000000"/>
    </style:style>
    <style:style style:name="loop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699cm" table:align="margins" style:writing-mode="lr-tb"/>
    </style:style>
    <style:style style:name="Tabelle3.A" style:family="table-column">
      <style:table-column-properties style:column-width="8.849cm" style:rel-column-width="32767*"/>
    </style:style>
    <style:style style:name="Tabelle3.B" style:family="table-column">
      <style:table-column-properties style:column-width="8.849cm" style:rel-column-width="32768*"/>
    </style:style>
    <style:style style:name="Tabel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B1" style:family="table-cell">
      <style:table-cell-properties fo:background-color="#cccccc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7.699cm" table:align="margins" style:writing-mode="lr-tb"/>
    </style:style>
    <style:style style:name="Tabelle8.A" style:family="table-column">
      <style:table-column-properties style:column-width="8.849cm" style:rel-column-width="32767*"/>
    </style:style>
    <style:style style:name="Tabelle8.B" style:family="table-column">
      <style:table-column-properties style:column-width="8.849cm" style:rel-column-width="32768*"/>
    </style:style>
    <style:style style:name="Tabelle8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8.B1" style:family="table-cell">
      <style:table-cell-properties fo:background-color="#cccccc" fo:padding="0.097cm" fo:border="0.002cm solid #000000">
        <style:background-image/>
      </style:table-cell-properties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.699cm" table:align="margins" style:writing-mode="lr-tb"/>
    </style:style>
    <style:style style:name="Tabelle4.A" style:family="table-column">
      <style:table-column-properties style:column-width="8.849cm" style:rel-column-width="32767*"/>
    </style:style>
    <style:style style:name="Tabelle4.B" style:family="table-column">
      <style:table-column-properties style:column-width="8.849cm" style:rel-column-width="32768*"/>
    </style:style>
    <style:style style:name="Tabel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4.B1" style:family="table-cell">
      <style:table-cell-properties fo:background-color="#cccccc" fo:padding="0.097cm" fo:border="0.002cm solid #000000">
        <style:background-image/>
      </style:table-cell-properties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.699cm" table:align="margins" style:writing-mode="lr-tb"/>
    </style:style>
    <style:style style:name="Tabelle5.A" style:family="table-column">
      <style:table-column-properties style:column-width="8.849cm" style:rel-column-width="32767*"/>
    </style:style>
    <style:style style:name="Tabelle5.B" style:family="table-column">
      <style:table-column-properties style:column-width="8.849cm" style:rel-column-width="32768*"/>
    </style:style>
    <style:style style:name="Tabelle5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5.B1" style:family="table-cell">
      <style:table-cell-properties fo:background-color="#cccccc" fo:padding="0.097cm" fo:border="0.002cm solid #000000">
        <style:background-image/>
      </style:table-cell-properties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7.699cm" table:align="margins" style:writing-mode="lr-tb"/>
    </style:style>
    <style:style style:name="Tabelle6.A" style:family="table-column">
      <style:table-column-properties style:column-width="8.849cm" style:rel-column-width="32767*"/>
    </style:style>
    <style:style style:name="Tabelle6.B" style:family="table-column">
      <style:table-column-properties style:column-width="8.849cm" style:rel-column-width="32768*"/>
    </style:style>
    <style:style style:name="Tabelle6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6.B1" style:family="table-cell">
      <style:table-cell-properties fo:background-color="#cccccc" fo:padding="0.097cm" fo:border="0.002cm solid #000000">
        <style:background-image/>
      </style:table-cell-properties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7.699cm" table:align="margins" style:writing-mode="lr-tb"/>
    </style:style>
    <style:style style:name="Tabelle7.A" style:family="table-column">
      <style:table-column-properties style:column-width="8.849cm" style:rel-column-width="32767*"/>
    </style:style>
    <style:style style:name="Tabelle7.B" style:family="table-column">
      <style:table-column-properties style:column-width="8.849cm" style:rel-column-width="32768*"/>
    </style:style>
    <style:style style:name="Tabelle7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7.B1" style:family="table-cell">
      <style:table-cell-properties fo:background-color="#cccccc" fo:padding="0.097cm" fo:border="0.002cm solid #000000">
        <style:background-image/>
      </style:table-cell-properties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7.699cm" table:align="margins" style:writing-mode="lr-tb"/>
    </style:style>
    <style:style style:name="Tabelle9.A" style:family="table-column">
      <style:table-column-properties style:column-width="8.849cm" style:rel-column-width="32767*"/>
    </style:style>
    <style:style style:name="Tabelle9.B" style:family="table-column">
      <style:table-column-properties style:column-width="8.849cm" style:rel-column-width="32768*"/>
    </style:style>
    <style:style style:name="Tabelle9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9.B1" style:family="table-cell">
      <style:table-cell-properties fo:background-color="#cccccc" fo:padding="0.097cm" fo:border="0.002cm solid #000000">
        <style:background-image/>
      </style:table-cell-properties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Header">
      <style:paragraph-properties style:snap-to-layout-grid="false">
        <style:tab-stops>
          <style:tab-stop style:position="17.702cm" style:type="right"/>
        </style:tab-stops>
      </style:paragraph-properties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P5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>
        <style:tab-stops>
          <style:tab-stop style:position="0.531cm"/>
          <style:tab-stop style:position="17.702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indent="0.046cm" style:auto-text-indent="false" style:snap-to-layout-grid="false"/>
    </style:style>
    <style:style style:name="P13" style:family="paragraph" style:parent-style-name="Contents_20_1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16" style:family="paragraph" style:parent-style-name="Table_20_Contents">
      <style:text-properties fo:font-weight="bold" fo:background-color="#c0c0c0" style:font-weight-asian="bold" style:font-weight-complex="bold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 style:master-page-name="First_20_Page">
      <style:paragraph-properties style:page-number="1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Wingdings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reference-mark-start text:name="Titel"/>Modul-Design Auditing-System-Arduino<text:reference-mark-end text:name="Titel"/></text:p>
      <text:p text:style-name="Standard"><text:s/>Für das studentische Projekt <text:span text:style-name="T2"><text:subject>Sichere Eisenbahnsteuerung</text:subject></text:span></text:p>
      <text:p text:style-name="Standard"/>
      <text:p text:style-name="Standard"/>
      <text:p text:style-name="Standard"/>
      <text:p text:style-name="P11"><text:span text:style-name="T3">Datum</text:span><text:tab/>21.04.2010</text:p>
      <text:p text:style-name="P11"><text:span text:style-name="T3">Quelle</text:span><text:tab/>Aulis: Design <text:span text:style-name="T4"></text:span> Moduldesign</text:p>
      <text:p text:style-name="P11"><text:span text:style-name="T3">Autoren</text:span><text:tab/>Icken, Jan-Christopher</text:p>
      <text:p text:style-name="P11"><text:span text:style-name="T3">Version</text:span><text:tab/><text:reference-mark-start text:name="Version"/><text:span text:style-name="Version_20_Char">0.2</text:span><text:reference-mark-end text:name="Version"/></text:p>
      <text:p text:style-name="P11"><text:span text:style-name="T3">Status</text:span><text:tab/>freigegeben</text:p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Historie</text:h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row table:style-name="Tabelle1.1">
          <table:table-cell table:style-name="Tabelle1.A1" office:value-type="string">
            <text:p text:style-name="P8">Version</text:p>
          </table:table-cell>
          <table:table-cell table:style-name="Tabelle1.A1" office:value-type="string">
            <text:p text:style-name="P8">Datum</text:p>
          </table:table-cell>
          <table:table-cell table:style-name="Tabelle1.A1" office:value-type="string">
            <text:p text:style-name="P8">Autor</text:p>
          </table:table-cell>
          <table:table-cell table:style-name="Tabelle1.D1" office:value-type="string">
            <text:p text:style-name="P12">Bemerkung</text:p>
          </table:table-cell>
        </table:table-row>
        <table:table-row table:style-name="Tabelle1.1">
          <table:table-cell table:style-name="Tabelle1.A1" office:value-type="string">
            <text:p text:style-name="P8">0.1</text:p>
          </table:table-cell>
          <table:table-cell table:style-name="Tabelle1.B2" office:value-type="date" office:date-value="2010-04-14">
            <text:p text:style-name="P8">14.04.10</text:p>
          </table:table-cell>
          <table:table-cell table:style-name="Tabelle1.A1" office:value-type="string">
            <text:p text:style-name="P8">Icken, Jan-Christopher</text:p>
          </table:table-cell>
          <table:table-cell table:style-name="Tabelle1.D1" office:value-type="string">
            <text:p text:style-name="P8">Initiale Version</text:p>
          </table:table-cell>
        </table:table-row>
        <table:table-row table:style-name="Tabelle1.1">
          <table:table-cell table:style-name="Tabelle1.A1" office:value-type="string">
            <text:p text:style-name="P8">0.2</text:p>
          </table:table-cell>
          <table:table-cell table:style-name="Tabelle1.B2" office:value-type="date" office:date-value="2010-04-21">
            <text:p text:style-name="P8">21.04.10</text:p>
          </table:table-cell>
          <table:table-cell table:style-name="Tabelle1.A1" office:value-type="string">
            <text:p text:style-name="P8">Icken, Jan-Christopher</text:p>
          </table:table-cell>
          <table:table-cell table:style-name="Tabelle1.D1" office:value-type="string">
            <text:p text:style-name="P8">Kapitel 5 Architektur überarbeitet</text:p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</table:table>
      <text:p text:style-name="Standard"/>
      <text:p text:style-name="P9"/>
      <text:h text:style-name="Heading_20_1" text:outline-level="1">Inhaltsverzeichnis</text:h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3">1 Historie<text:tab/>2</text:p>
          <text:p text:style-name="P13">2 Inhaltsverzeichnis<text:tab/>3</text:p>
          <text:p text:style-name="P13">3 Einleitung<text:tab/>4</text:p>
          <text:p text:style-name="P13">4 Referenzierte Dokumente<text:tab/>5</text:p>
          <text:p text:style-name="P13">5 Architektur<text:tab/>6</text:p>
          <text:p text:style-name="P14">5.1 Funktionshierarchie<text:tab/>6</text:p>
          <text:p text:style-name="P14">5.2 Daten<text:tab/>8</text:p>
          <text:p text:style-name="P14">5.3 Abhängigkeiten von anderen Modulen<text:tab/>9</text:p>
          <text:p text:style-name="P14">5.4 Schnittstellenbeschreibung <text:tab/>9</text:p>
          <text:p text:style-name="P15">5.4.1 Interne Schnittstellenbeschreibung<text:tab/>9</text:p>
          <text:p text:style-name="P15">5.4.2 Externe Schnittstellen:<text:tab/>9</text:p>
          <text:p text:style-name="P13">6 Dynamisches Verhalten<text:tab/>10</text:p>
          <text:p text:style-name="P13">7 Anhang<text:tab/>11</text:p>
        </text:index-body>
      </text:table-of-content>
      <text:p text:style-name="P10"/>
      <text:h text:style-name="Heading_20_1" text:outline-level="1">Einleitung</text:h>
      <text:p text:style-name="Standard">Dieses Dokument dient zur Dokumentation der Erweiterung des bereits im WiSe09/10 entwickelten Moduls Auditing-System. Die Erweiterung soll es ermöglichen, die über den I2C-Bus übermittelten kodierten Nachrichten in eine für Menschen einfach zu lesende Form zu übersetzen. Zu diesem Zweck, wird der auf dem Arduino laufende Teil des Auditing-Systems angepasst. Der auf dem C515C-Mikrocontroller laufende Teil des Auditing-Systems bleibt von diesen Modifikationen unberührt.</text:p>
      <text:h text:style-name="Heading_20_1" text:outline-level="1">Referenzierte Dokumente</text:h>
      <text:list xml:id="list23362296" text:style-name="L1">
        <text:list-item>
          <text:p text:style-name="P18">F4 TI PROJEKT Bredereke WiSe0910 &gt; Projektverzeichnis &gt; <text:s/>02: Design &gt; <text:s/>03: Moduldesign &gt; Auditing-System-Modul-Design</text:p>
        </text:list-item>
        <text:list-item>
          <text:p text:style-name="P18">F4 TI PROJEKT Bredereke WiSe0910 &gt; Projektverzeichnis &gt; <text:s/>02: Design &gt; <text:s/>03: Moduldesign &gt; Leitzentrale-Modul-Design</text:p>
        </text:list-item>
        <text:list-item>
          <text:p text:style-name="P18">F4 TI PROJEKT Bredereke WiSe0910 &gt; Projektverzeichnis &gt; <text:s/>02: Design &gt; <text:s/>03: Moduldesign &gt; Befehlsvalidierung-Modul-Design</text:p>
        </text:list-item>
        <text:list-item>
          <text:p text:style-name="P18">F4 TI PROJEKT Bredereke WiSe0910 &gt; Projektverzeichnis &gt; <text:s/>02: Design &gt; <text:s/>03: Moduldesign &gt; Ergebnisvalidierung-Modul-Design</text:p>
        </text:list-item>
      </text:list>
      <text:p text:style-name="Standard"/>
      <text:h text:style-name="Heading_20_1" text:outline-level="1">Architektur</text:h>
      <text:p text:style-name="Standard">In diesem Dokument werden nur die Änderungen am Moduldesign beschrieben, die die Implementierung der Software auf dem Arduino-Mikrocontroller betreffen.</text:p>
      <text:h text:style-name="Heading_20_2" text:outline-level="2">Funktionshierarchie</text:h>
      <table:table table:name="loop" table:style-name="loop">
        <table:table-column table:style-name="loop.A"/>
        <table:table-column table:style-name="loop.B"/>
        <table:table-row>
          <table:table-cell table:style-name="loop.A1" office:value-type="string">
            <text:p text:style-name="P16">Name</text:p>
          </table:table-cell>
          <table:table-cell table:style-name="loop.B1" office:value-type="string">
            <text:p text:style-name="P16">setup()</text:p>
          </table:table-cell>
        </table:table-row>
        <table:table-row>
          <table:table-cell table:style-name="loop.A2" office:value-type="string">
            <text:p text:style-name="Table_20_Contents">Beschreibung</text:p>
          </table:table-cell>
          <table:table-cell table:style-name="loop.B2" office:value-type="string">
            <text:p text:style-name="Table_20_Contents">Initialisierung des Arduinos als Slave auf dem i2c-Bus und Initialisierung der Seriellen schnittstelle mit einer bestimmten Baudrate. Außerdem festlegung </text:p>
          </table:table-cell>
        </table:table-row>
        <table:table-row>
          <table:table-cell table:style-name="loop.A2" office:value-type="string">
            <text:p text:style-name="Table_20_Contents">Vorbedingung</text:p>
          </table:table-cell>
          <table:table-cell table:style-name="loop.B2" office:value-type="string">
            <text:p text:style-name="Table_20_Contents">Arduino an Strom angeschlossen</text:p>
          </table:table-cell>
        </table:table-row>
        <table:table-row>
          <table:table-cell table:style-name="loop.A2" office:value-type="string">
            <text:p text:style-name="Table_20_Contents">Parameter</text:p>
          </table:table-cell>
          <table:table-cell table:style-name="loop.B2" office:value-type="string">
            <text:p text:style-name="Table_20_Contents">-</text:p>
          </table:table-cell>
        </table:table-row>
        <table:table-row>
          <table:table-cell table:style-name="loop.A2" office:value-type="string">
            <text:p text:style-name="Table_20_Contents">Rückgabe</text:p>
          </table:table-cell>
          <table:table-cell table:style-name="loop.B2" office:value-type="string">
            <text:p text:style-name="Table_20_Contents">-</text:p>
          </table:table-cell>
        </table:table-row>
        <table:table-row>
          <table:table-cell table:style-name="loop.A2" office:value-type="string">
            <text:p text:style-name="Table_20_Contents">Nachbedingung</text:p>
          </table:table-cell>
          <table:table-cell table:style-name="loop.B2" office:value-type="string">
            <text:p text:style-name="Table_20_Contents">Initialisierungen durchgeführt</text:p>
          </table:table-cell>
        </table:table-row>
      </table:table>
      <text:p text:style-name="Standard"><text:tab/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6">Name</text:p>
          </table:table-cell>
          <table:table-cell table:style-name="Tabelle3.B1" office:value-type="string">
            <text:p text:style-name="P16">loop()</text:p>
          </table:table-cell>
        </table:table-row>
        <table:table-row>
          <table:table-cell table:style-name="Tabelle3.A2" office:value-type="string">
            <text:p text:style-name="Table_20_Contents">Beschreibung</text:p>
          </table:table-cell>
          <table:table-cell table:style-name="Tabelle3.B2" office:value-type="string">
            <text:p text:style-name="Table_20_Contents">In der Arduino IDE vorgesehene Funktion die dauerhaft ausgeführt wird. Wird in diesem Fall nicht benötigt muss jedoch vorhanden sein.</text:p>
          </table:table-cell>
        </table:table-row>
        <table:table-row>
          <table:table-cell table:style-name="Tabelle3.A2" office:value-type="string">
            <text:p text:style-name="Table_20_Contents">Vorbedingung</text:p>
          </table:table-cell>
          <table:table-cell table:style-name="Tabelle3.B2" office:value-type="string">
            <text:p text:style-name="Table_20_Contents">-</text:p>
          </table:table-cell>
        </table:table-row>
        <table:table-row>
          <table:table-cell table:style-name="Tabelle3.A2" office:value-type="string">
            <text:p text:style-name="Table_20_Contents">Parameter</text:p>
          </table:table-cell>
          <table:table-cell table:style-name="Tabelle3.B2" office:value-type="string">
            <text:p text:style-name="Table_20_Contents">-</text:p>
          </table:table-cell>
        </table:table-row>
        <table:table-row>
          <table:table-cell table:style-name="Tabelle3.A2" office:value-type="string">
            <text:p text:style-name="Table_20_Contents">Rückgabe</text:p>
          </table:table-cell>
          <table:table-cell table:style-name="Tabelle3.B2" office:value-type="string">
            <text:p text:style-name="Table_20_Contents">-</text:p>
          </table:table-cell>
        </table:table-row>
        <table:table-row>
          <table:table-cell table:style-name="Tabelle3.A2" office:value-type="string">
            <text:p text:style-name="Table_20_Contents">Nachbedingung</text:p>
          </table:table-cell>
          <table:table-cell table:style-name="Tabelle3.B2" office:value-type="string">
            <text:p text:style-name="Table_20_Contents">-</text:p>
          </table:table-cell>
        </table:table-row>
      </table:table>
      <text:p text:style-name="Standard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16">Name</text:p>
          </table:table-cell>
          <table:table-cell table:style-name="Tabelle8.B1" office:value-type="string">
            <text:p text:style-name="P16">receiveEvent(int HowMany)</text:p>
          </table:table-cell>
        </table:table-row>
        <table:table-row>
          <table:table-cell table:style-name="Tabelle8.A2" office:value-type="string">
            <text:p text:style-name="Table_20_Contents">Beschreibung</text:p>
          </table:table-cell>
          <table:table-cell table:style-name="Tabelle8.B2" office:value-type="string">
            <text:p text:style-name="Table_20_Contents">Legt fest wie auf Daten die über den i2c-Bus empfangen werden reagiert werden soll.</text:p>
          </table:table-cell>
        </table:table-row>
        <table:table-row>
          <table:table-cell table:style-name="Tabelle8.A2" office:value-type="string">
            <text:p text:style-name="Table_20_Contents">Vorbedingung</text:p>
          </table:table-cell>
          <table:table-cell table:style-name="Tabelle8.B2" office:value-type="string">
            <text:p text:style-name="Table_20_Contents">Daten über den i2c-Bus empfangen</text:p>
          </table:table-cell>
        </table:table-row>
        <table:table-row>
          <table:table-cell table:style-name="Tabelle8.A2" office:value-type="string">
            <text:p text:style-name="Table_20_Contents">Parameter</text:p>
          </table:table-cell>
          <table:table-cell table:style-name="Tabelle8.B2" office:value-type="string">
            <text:p text:style-name="Table_20_Contents">Int HowMany = Anzahl der empfangenen Bytes</text:p>
          </table:table-cell>
        </table:table-row>
        <table:table-row>
          <table:table-cell table:style-name="Tabelle8.A2" office:value-type="string">
            <text:p text:style-name="Table_20_Contents">Rückgabe</text:p>
          </table:table-cell>
          <table:table-cell table:style-name="Tabelle8.B2" office:value-type="string">
            <text:p text:style-name="Table_20_Contents">-<text:soft-page-break/></text:p>
          </table:table-cell>
        </table:table-row>
        <table:table-row>
          <table:table-cell table:style-name="Tabelle8.A2" office:value-type="string">
            <text:p text:style-name="Table_20_Contents">Nachbedingung</text:p>
          </table:table-cell>
          <table:table-cell table:style-name="Tabelle8.B2" office:value-type="string">
            <text:p text:style-name="Table_20_Contents">Alle empfangenen Daten wurden umgewandelt und wurden über die serielle Schnittstelle ausgegeben</text:p>
          </table:table-cell>
        </table:table-row>
      </table:table>
      <text:p text:style-name="Standard"><text:tab/><text:tab/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6">Name</text:p>
          </table:table-cell>
          <table:table-cell table:style-name="Tabelle4.B1" office:value-type="string">
            <text:p text:style-name="P16">convert_message(int message_array[])</text:p>
          </table:table-cell>
        </table:table-row>
        <table:table-row>
          <table:table-cell table:style-name="Tabelle4.A2" office:value-type="string">
            <text:p text:style-name="Table_20_Contents">Beschreibung</text:p>
          </table:table-cell>
          <table:table-cell table:style-name="Tabelle4.B2" office:value-type="string">
            <text:p text:style-name="Table_20_Contents">Diese Funktion nimmt das aus 7 Byte bestehende Array einer Nachricht an, prüft das erste Byte und ruft die jeweilige für die Umwandlung zuständige Funktion auf.</text:p>
          </table:table-cell>
        </table:table-row>
        <table:table-row>
          <table:table-cell table:style-name="Tabelle4.A2" office:value-type="string">
            <text:p text:style-name="Table_20_Contents">Vorbedingung</text:p>
          </table:table-cell>
          <table:table-cell table:style-name="Tabelle4.B2" office:value-type="string">
            <text:p text:style-name="Table_20_Contents">Funktion wurde von receiveEvent() aufgerufen</text:p>
          </table:table-cell>
        </table:table-row>
        <table:table-row>
          <table:table-cell table:style-name="Tabelle4.A2" office:value-type="string">
            <text:p text:style-name="Table_20_Contents">Parameter</text:p>
          </table:table-cell>
          <table:table-cell table:style-name="Tabelle4.B2" office:value-type="string">
            <text:p text:style-name="Table_20_Contents">Int message_array[7] = Aus 7 Byte bestehende Auditing Meldung</text:p>
          </table:table-cell>
        </table:table-row>
        <table:table-row>
          <table:table-cell table:style-name="Tabelle4.A2" office:value-type="string">
            <text:p text:style-name="Table_20_Contents">Rückgabe</text:p>
          </table:table-cell>
          <table:table-cell table:style-name="Tabelle4.B2" office:value-type="string">
            <text:p text:style-name="Table_20_Contents">-</text:p>
          </table:table-cell>
        </table:table-row>
        <table:table-row>
          <table:table-cell table:style-name="Tabelle4.A2" office:value-type="string">
            <text:p text:style-name="Table_20_Contents">Nachbedingung</text:p>
          </table:table-cell>
          <table:table-cell table:style-name="Tabelle4.B2" office:value-type="string">
            <text:p text:style-name="Table_20_Contents">-</text:p>
          </table:table-cell>
        </table:table-row>
      </table:table>
      <text:p text:style-name="Standard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6">Name</text:p>
          </table:table-cell>
          <table:table-cell table:style-name="Tabelle5.B1" office:value-type="string">
            <text:p text:style-name="P16">convert_message_lz(int message_array[])</text:p>
          </table:table-cell>
        </table:table-row>
        <table:table-row>
          <table:table-cell table:style-name="Tabelle5.A2" office:value-type="string">
            <text:p text:style-name="Table_20_Contents">Beschreibung</text:p>
          </table:table-cell>
          <table:table-cell table:style-name="Tabelle5.B2" office:value-type="string">
            <text:p text:style-name="Table_20_Contents">Wandelt Nachrichten der Leitzentrale in Klartext um und gibt diese auf der seriellen Schnittstelle aus.</text:p>
          </table:table-cell>
        </table:table-row>
        <table:table-row>
          <table:table-cell table:style-name="Tabelle5.A2" office:value-type="string">
            <text:p text:style-name="Table_20_Contents">Vorbedingung</text:p>
          </table:table-cell>
          <table:table-cell table:style-name="Tabelle5.B2" office:value-type="string">
            <text:p text:style-name="Table_20_Contents">Funktion wurde von convert_message() aufgerufen</text:p>
          </table:table-cell>
        </table:table-row>
        <table:table-row>
          <table:table-cell table:style-name="Tabelle5.A2" office:value-type="string">
            <text:p text:style-name="Table_20_Contents">Parameter</text:p>
          </table:table-cell>
          <table:table-cell table:style-name="Tabelle5.B2" office:value-type="string">
            <text:p text:style-name="Table_20_Contents">Int message_array[7] = Aus 7 Byte bestehende Auditing Meldung</text:p>
          </table:table-cell>
        </table:table-row>
        <table:table-row>
          <table:table-cell table:style-name="Tabelle5.A2" office:value-type="string">
            <text:p text:style-name="Table_20_Contents">Rückgabe</text:p>
          </table:table-cell>
          <table:table-cell table:style-name="Tabelle5.B2" office:value-type="string">
            <text:p text:style-name="Table_20_Contents">-</text:p>
          </table:table-cell>
        </table:table-row>
        <table:table-row>
          <table:table-cell table:style-name="Tabelle5.A2" office:value-type="string">
            <text:p text:style-name="Table_20_Contents">Nachbedingung</text:p>
          </table:table-cell>
          <table:table-cell table:style-name="Tabelle5.B2" office:value-type="string">
            <text:p text:style-name="Table_20_Contents">-</text:p>
          </table:table-cell>
        </table:table-row>
      </table:table>
      <text:p text:style-name="Standard"><text:tab/><text:tab/>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6">Name</text:p>
          </table:table-cell>
          <table:table-cell table:style-name="Tabelle6.B1" office:value-type="string">
            <text:p text:style-name="P16">convert_message_bv(int message_array[])</text:p>
          </table:table-cell>
        </table:table-row>
        <table:table-row>
          <table:table-cell table:style-name="Tabelle6.A2" office:value-type="string">
            <text:p text:style-name="Table_20_Contents">Beschreibung</text:p>
          </table:table-cell>
          <table:table-cell table:style-name="Tabelle6.B2" office:value-type="string">
            <text:p text:style-name="Table_20_Contents">Wandelt Nachrichten der Befehlsvalidierung in Klartext um und gibt diese auf der seriellen Schnittstelle aus.</text:p>
          </table:table-cell>
        </table:table-row>
        <text:soft-page-break/>
        <table:table-row>
          <table:table-cell table:style-name="Tabelle6.A2" office:value-type="string">
            <text:p text:style-name="Table_20_Contents">Vorbedingung</text:p>
          </table:table-cell>
          <table:table-cell table:style-name="Tabelle6.B2" office:value-type="string">
            <text:p text:style-name="Table_20_Contents">Funktion wurde von convert_message() aufgerufen</text:p>
          </table:table-cell>
        </table:table-row>
        <table:table-row>
          <table:table-cell table:style-name="Tabelle6.A2" office:value-type="string">
            <text:p text:style-name="Table_20_Contents">Parameter</text:p>
          </table:table-cell>
          <table:table-cell table:style-name="Tabelle6.B2" office:value-type="string">
            <text:p text:style-name="Table_20_Contents">Int message_array[7] = Aus 7 Byte bestehende Auditing Meldung</text:p>
          </table:table-cell>
        </table:table-row>
        <table:table-row>
          <table:table-cell table:style-name="Tabelle6.A2" office:value-type="string">
            <text:p text:style-name="Table_20_Contents">Rückgabe</text:p>
          </table:table-cell>
          <table:table-cell table:style-name="Tabelle6.B2" office:value-type="string">
            <text:p text:style-name="Table_20_Contents">-</text:p>
          </table:table-cell>
        </table:table-row>
        <table:table-row>
          <table:table-cell table:style-name="Tabelle6.A2" office:value-type="string">
            <text:p text:style-name="Table_20_Contents">Nachbedingung</text:p>
          </table:table-cell>
          <table:table-cell table:style-name="Tabelle6.B2" office:value-type="string">
            <text:p text:style-name="Table_20_Contents">-</text:p>
          </table:table-cell>
        </table:table-row>
      </table:table>
      <text:p text:style-name="Standard"><text:tab/><text:tab/></text:p>
      <text:p text:style-name="Standard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16">Name</text:p>
          </table:table-cell>
          <table:table-cell table:style-name="Tabelle7.B1" office:value-type="string">
            <text:p text:style-name="P16">convert_message_ev(int message_array[])</text:p>
          </table:table-cell>
        </table:table-row>
        <table:table-row>
          <table:table-cell table:style-name="Tabelle7.A2" office:value-type="string">
            <text:p text:style-name="Table_20_Contents">Beschreibung</text:p>
          </table:table-cell>
          <table:table-cell table:style-name="Tabelle7.B2" office:value-type="string">
            <text:p text:style-name="Table_20_Contents">Wandelt Nachrichten der Ergebnisvalidierung in Klartext um und gibt diese auf der seriellen Schnittstelle aus.</text:p>
          </table:table-cell>
        </table:table-row>
        <table:table-row>
          <table:table-cell table:style-name="Tabelle7.A2" office:value-type="string">
            <text:p text:style-name="Table_20_Contents">Vorbedingung</text:p>
          </table:table-cell>
          <table:table-cell table:style-name="Tabelle7.B2" office:value-type="string">
            <text:p text:style-name="Table_20_Contents">Funktion wurde von convert_message() aufgerufen</text:p>
          </table:table-cell>
        </table:table-row>
        <table:table-row>
          <table:table-cell table:style-name="Tabelle7.A2" office:value-type="string">
            <text:p text:style-name="Table_20_Contents">Parameter</text:p>
          </table:table-cell>
          <table:table-cell table:style-name="Tabelle7.B2" office:value-type="string">
            <text:p text:style-name="Table_20_Contents">Int message_array[7] = Aus 7 Byte bestehende Auditing Meldung</text:p>
          </table:table-cell>
        </table:table-row>
        <table:table-row>
          <table:table-cell table:style-name="Tabelle7.A2" office:value-type="string">
            <text:p text:style-name="Table_20_Contents">Rückgabe</text:p>
          </table:table-cell>
          <table:table-cell table:style-name="Tabelle7.B2" office:value-type="string">
            <text:p text:style-name="Table_20_Contents">-</text:p>
          </table:table-cell>
        </table:table-row>
        <table:table-row>
          <table:table-cell table:style-name="Tabelle7.A2" office:value-type="string">
            <text:p text:style-name="Table_20_Contents">Nachbedingung</text:p>
          </table:table-cell>
          <table:table-cell table:style-name="Tabelle7.B2" office:value-type="string">
            <text:p text:style-name="Table_20_Contents">-</text:p>
          </table:table-cell>
        </table:table-row>
      </table:table>
      <text:p text:style-name="Standard"><text:tab/><text:tab/></text:p>
      <text:h text:style-name="Heading_20_2" text:outline-level="2">Daten</text:h>
      <text:p text:style-name="Standard">Die oben genannten Funktionen benötigen folgende Variablen</text:p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17">Name</text:p>
          </table:table-cell>
          <table:table-cell table:style-name="Tabelle9.B1" office:value-type="string">
            <text:p text:style-name="P17">Verwendung</text:p>
          </table:table-cell>
        </table:table-row>
        <table:table-row>
          <table:table-cell table:style-name="Tabelle9.A2" office:value-type="string">
            <text:p text:style-name="Table_20_Contents">Int message_array[7]</text:p>
          </table:table-cell>
          <table:table-cell table:style-name="Tabelle9.B2" office:value-type="string">
            <text:p text:style-name="Table_20_Contents">Eine Auditing über den i2c-Bus empfangene Meldung bestehend aus 7 Byte. Bedeutung der 7 Byte ist den jeweiligen Moduldesign Dokumenten zu entnehmen:</text:p>
            <text:list xml:id="list23347347" text:style-name="L2">
              <text:list-item>
                <text:p text:style-name="P19">Auditing-System-Modul-Design Kapitel 7.2</text:p>
              </text:list-item>
              <text:list-item>
                <text:p text:style-name="P19">Leitzentrale-Modul-Design Kapitel 5.5.3 (Auditing-System)</text:p>
              </text:list-item>
              <text:list-item>
                <text:p text:style-name="P19">Befehlsvalidierung-Modul-Design Kapitel 5.6.3 (Auditing-System)</text:p>
              </text:list-item>
              <text:list-item>
                <text:p text:style-name="P19"><text:soft-page-break/>Ergebnisvalidierung-Modul-Design Kapitel 5.6 (Nachrichtenkodierung)</text:p>
              </text:list-item>
            </text:list>
          </table:table-cell>
        </table:table-row>
      </table:table>
      <text:p text:style-name="Standard"/>
      <text:h text:style-name="Heading_20_2" text:outline-level="2">Abhängigkeiten von anderen Modulen</text:h>
      <text:p text:style-name="Standard">Abhängigkeiten siehe Modul-Design-Auditing-System-Dokument aus dem WiSe09/10</text:p>
      <text:h text:style-name="Heading_20_2" text:outline-level="2">Schnittstellenbeschreibung<text:tab/></text:h>
      <text:h text:style-name="Heading_20_3" text:outline-level="3">Interne Schnittstellenbeschreibung</text:h>
      <text:p text:style-name="Standard">Als Interne Schnittstelle dient die Verbindung über den i2c-Bus zwischen dem C515C und dem Arduino.</text:p>
      <text:h text:style-name="Heading_20_3" text:outline-level="3">Externe Schnittstellen:</text:h>
      <text:p text:style-name="Standard">Als externe Schnittstelle dient ein auf dem an den Arduino angeschlossenen PC laufendes Terminal Programm wie z.B. </text:p>
      <text:p text:style-name="Standard">HyperTerminal</text:p>
      <text:p text:style-name="Standard">HTerm <text:a xlink:type="simple" xlink:href="http://www.der-hammer.info/terminal/">http://www.der-hammer.info/terminal/</text:a></text:p>
      <text:p text:style-name="Standard">Putty <text:a xlink:type="simple" xlink:href="http://www.chiark.greenend.org.uk/~sgtatham/putty/download.html">http://www.chiark.greenend.org.uk/~sgtatham/putty/download.html</text:a></text:p>
      <text:p text:style-name="Standard">Dieses gibt die vom Arduino umgewandelten Auditing-Meldungen auf dem Bildschirm aus.</text:p>
      <text:p text:style-name="Standard"/>
      <text:p text:style-name="Standard"/>
      <text:h text:style-name="Heading_20_1" text:outline-level="1">Dynamisches Verhalten</text:h>
      <text:p text:style-name="Standard">(TODO: Diagramm erstellen)</text:p>
      <text:list xml:id="list23350901" text:continue-numbering="true" text:style-name="L2">
        <text:list-item>
          <text:p text:style-name="P19">Verbindungsanfrage auf modulinterner I2C-Schnittstelle (Handling über Wire-Library)</text:p>
        </text:list-item>
        <text:list-item>
          <text:p text:style-name="P19">Für 1 bis n Nachrichten</text:p>
          <text:list>
            <text:list-item>
              <text:p text:style-name="P19">7 Byte empfangen und in Array kopieren</text:p>
            </text:list-item>
          </text:list>
        </text:list-item>
        <text:list-item>
          <text:p text:style-name="P19">Verbindung über I2C-Schnittstelle von Gegenseite getrennt (Handling über Wire-Library)</text:p>
        </text:list-item>
        <text:list-item>
          <text:p text:style-name="P19">Array mit Nachrichten in Klartext umwandeln </text:p>
          <text:list>
            <text:list-item>
              <text:p text:style-name="P19">Kodierung der Nachrichten siehe:</text:p>
              <text:list>
                <text:list-item>
                  <text:p text:style-name="P19">Auditing-System-Modul-Design Kapitel 7.2</text:p>
                </text:list-item>
              </text:list>
            </text:list-item>
          </text:list>
        </text:list-item>
      </text:list>
      <text:list xml:id="list23367987" text:continue-list="list23362296" text:style-name="L2">
        <text:list-item>
          <text:list>
            <text:list-item>
              <text:list>
                <text:list-item>
                  <text:p text:style-name="P19">Leitzentrale-Modul-Design Kapitel 5.5.3 (Auditing-System)</text:p>
                </text:list-item>
                <text:list-item>
                  <text:p text:style-name="P19">Befehlsvalidierung-Modul-Design Kapitel 5.6.3 (Auditing-System)</text:p>
                </text:list-item>
                <text:list-item>
                  <text:p text:style-name="P19">Ergebnisvalidierung-Modul-Design Kapitel 5.6 (Nachrichtenkodierung)</text:p>
                </text:list-item>
              </text:list>
            </text:list-item>
          </text:list>
        </text:list-item>
      </text:list>
      <text:list xml:id="list23367303" text:continue-list="list23350901" text:style-name="L2">
        <text:list-item>
          <text:p text:style-name="P19">Klartext über virtuelle serielle Schnittstelle des Arduino-Mikrocontrollers auf einem angeschlossenen PC mit Terminal Programm ausgeben</text:p>
        </text:list-item>
      </text:list>
      <text:h text:style-name="Heading_20_1" text:outline-level="1">Anhang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text-autospace="non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style:use-window-font-color="true" style:font-name="Arial" fo:font-size="12pt" fo:language="de" fo:country="DE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Heading_20_2" style:default-outline-level="1" style:class="text">
      <style:paragraph-properties fo:margin-left="1.249cm" fo:margin-right="0cm" fo:margin-top="0cm" fo:margin-bottom="0.423cm" fo:text-indent="-1.249cm" style:auto-text-indent="false" fo:break-before="page" fo:keep-with-next="always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.212cm" fo:margin-bottom="0.212cm" fo:keep-together="always" fo:text-indent="-1.249cm" style:auto-text-indent="false" fo:keep-with-next="always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212cm" fo:margin-bottom="0.212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paragraph-properties fo:margin-left="4.995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5" style:display-name="Heading 5" style:family="paragraph" style:parent-style-name="Heading_20_3" style:next-style-name="Standard" style:default-outline-level="5" style:list-style-name="" style:class="text">
      <style:paragraph-properties fo:margin-left="6.244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6" style:display-name="Heading 6" style:family="paragraph" style:parent-style-name="Heading_20_3" style:next-style-name="Standard" style:default-outline-level="6" style:list-style-name="" style:class="text">
      <style:paragraph-properties fo:margin-left="7.493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7" style:display-name="Heading 7" style:family="paragraph" style:parent-style-name="Heading_20_3" style:next-style-name="Standard" style:default-outline-level="7" style:list-style-name="" style:class="text">
      <style:paragraph-properties fo:margin-left="8.742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8" style:display-name="Heading 8" style:family="paragraph" style:parent-style-name="Heading_20_3" style:next-style-name="Standard" style:default-outline-level="8" style:list-style-name="" style:class="text">
      <style:paragraph-properties fo:margin-left="9.991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9" style:display-name="Heading 9" style:family="paragraph" style:parent-style-name="Heading_20_3" style:next-style-name="Standard" style:default-outline-level="9" style:list-style-name="" style:class="text">
      <style:paragraph-properties fo:margin-left="11.24cm" fo:margin-right="0cm" fo:text-indent="-1.249cm" style:auto-text-indent="false">
        <style:tab-stops>
          <style:tab-stop style:position="0.635cm"/>
          <style:tab-stop style:position="6.05cm"/>
          <style:tab-stop style:position="8.601cm"/>
          <style:tab-stop style:position="12.102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7.702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7.7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7.7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5" style:display-name="Contents 5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6" style:display-name="Contents 6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7" style:display-name="Contents 7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8" style:display-name="Contents 8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9" style:display-name="Contents 9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Footer" style:family="paragraph" style:parent-style-name="Standard" style:class="extra">
      <style:paragraph-properties fo:margin-top="0cm" fo:margin-bottom="0cm" fo:line-height="0.564cm">
        <style:tab-stops>
          <style:tab-stop style:position="8.851cm" style:type="center"/>
          <style:tab-stop style:position="17.702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text-properties fo:font-size="16pt" style:font-size-asian="16pt" style:font-size-complex="16pt"/>
    </style:style>
    <style:style style:name="Title" style:family="paragraph" style:parent-style-name="Standard" style:next-style-name="Subtitle" style:class="chapter">
      <style:paragraph-properties fo:margin-top="0cm" fo:margin-bottom="0cm"/>
      <style:text-properties fo:font-size="28pt" style:letter-kerning="true" style:font-size-asian="28pt" style:font-size-complex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Version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Absatz-Standardschriftart" style:family="text"/>
    <style:style style:name="Version_20_Char" style:display-name="Version Char" style:family="text" style:parent-style-name="Absatz-Standardschriftart">
      <style:text-properties style:font-name="Arial" fo:font-size="12pt" fo:language="de" fo:country="DE" style:font-size-asian="12pt" style:font-name-complex="Arial" style:font-size-complex="12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1.249cm" fo:margin-left="7.49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1.249cm" fo:margin-left="8.742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.249cm" fo:margin-left="9.99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249cm" fo:margin-left="11.2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49cm" fo:margin-left="7.4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49cm" fo:margin-left="8.74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49cm" fo:margin-left="9.9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49cm" fo:margin-left="11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7.701cm" table:align="left" style:writing-mode="lr-tb"/>
    </style:style>
    <style:style style:name="Tabelle2.A" style:family="table-column">
      <style:table-column-properties style:column-width="8.631cm"/>
    </style:style>
    <style:style style:name="Tabelle2.B" style:family="table-column">
      <style:table-column-properties style:column-width="3.122cm"/>
    </style:style>
    <style:style style:name="Tabelle2.C" style:family="table-column">
      <style:table-column-properties style:column-width="5.948cm"/>
    </style:style>
    <style:style style:name="Tabelle2.1" style:family="table-row">
      <style:table-row-properties style:keep-together="false" fo:keep-together="always"/>
    </style:style>
    <style:style style:name="Tabelle2.A1" style:family="table-cell">
      <style:table-cell-properties style:vertical-align="top" fo:padding="0cm" fo:border="none" style:writing-mode="lr-tb"/>
    </style:style>
    <style:style style:name="MP1" style:family="paragraph" style:parent-style-name="Header">
      <style:paragraph-properties style:snap-to-layout-grid="false">
        <style:tab-stops>
          <style:tab-stop style:position="17.702cm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M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MP6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MP7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401cm" fo:margin-bottom="1.6cm" fo:margin-left="2.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101cm" fo:margin-left="0cm" fo:margin-right="0cm" fo:margin-bottom="3.002cm" style:dynamic-spacing="true"/>
      </style:header-style>
      <style:footer-style>
        <style:header-footer-properties fo:min-height="0.4cm" fo:margin-left="0cm" fo:margin-right="0cm" fo:margin-top="0.30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header-rows>
            <table:table-row table:style-name="Tabelle2.1">
              <table:table-cell table:style-name="Tabelle2.A1" office:value-type="string">
                <text:p text:style-name="MP1"><text:reference-ref text:reference-format="text" text:ref-name="Titel">Modul-Design Auditing-System</text:reference-ref></text:p>
              </table:table-cell>
              <table:table-cell table:style-name="Tabelle2.A1" office:value-type="string">
                <text:p text:style-name="MP2"/>
              </table:table-cell>
              <table:table-cell table:style-name="Tabelle2.A1" office:value-type="string">
                <text:p text:style-name="MP3"><text:chapter text:display="name" text:outline-level="1">Anhang</text:chapter></text:p>
              </table:table-cell>
            </table:table-row>
          </table:table-header-rows>
        </table:table>
        <text:p text:style-name="MP4"><draw:frame draw:style-name="Mfr1" draw:name="Rahmen7" text:anchor-type="char" svg:x="0cm" svg:y="4.501cm" svg:width="17.701cm" svg:height="0.4cm" draw:z-index="0"><draw:text-box><text:p text:style-name="MP5"/></draw:text-box></draw:frame></text:p>
      </style:header>
      <style:footer>
        <text:p text:style-name="Footer"><draw:frame draw:style-name="Mfr1" draw:name="Rahmen6" text:anchor-type="char" svg:x="0cm" svg:y="27.303cm" svg:width="17.701cm" svg:height="0.4cm" draw:z-index="19"><draw:text-box><text:p text:style-name="MP6"/></draw:text-box></draw:frame><text:tab/>Version <text:span text:style-name="MT1"><text:reference-ref text:reference-format="text" text:ref-name="Version">0.2</text:reference-ref></text:span> vom <text:modification-date style:data-style-name="N36">20.05.2010</text:modification-date><text:tab/>Seite <text:page-number text:select-page="current">11</text:page-number>/<text:page-count style:num-format="1">11</text:page-count></text:p>
      </style:footer>
    </style:master-page>
    <style:master-page style:name="First_20_Page" style:display-name="First Page" style:page-layout-name="Mpm1" style:next-style-name="Standard">
      <style:header>
        <text:p text:style-name="MP7"><text:reference-ref text:reference-format="text" text:ref-name="Titel">Modul-Design Auditing-System</text:reference-ref><draw:frame draw:style-name="Mfr1" draw:name="Rahmen9" text:anchor-type="char" svg:x="0cm" svg:y="4.501cm" svg:width="17.701cm" svg:height="0.4cm" draw:z-index="11"><draw:text-box><text:p text:style-name="MP5"/></draw:text-box></draw:frame><text:tab/><text:subject>Sichere Eisenbahnsteuerung</text:subject></text:p>
      </style:header>
      <style:footer>
        <text:p text:style-name="Footer"><draw:frame draw:style-name="Mfr1" draw:name="Rahmen8" text:anchor-type="char" svg:x="0cm" svg:y="27.303cm" svg:width="17.701cm" svg:height="0.4cm" draw:z-index="10"><draw:text-box><text:p text:style-name="MP6"/></draw:text-box></draw:frame><text:tab/>Version <text:span text:style-name="MT1"><text:reference-ref text:reference-format="text" text:ref-name="Version">0.2</text:reference-ref></text:span> vom <text:modification-date style:data-style-name="N36">20.05.2010</text:modification-date><text:tab/>Seite <text:page-number text:select-page="current">11</text:page-number>/<text:page-count style:num-format="1"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title>Modul-Design</dc:title>
    <dc:subject>Sichere Eisenbahnsteuerung</dc:subject>
    <meta:initial-creator>Vitali Voroth</meta:initial-creator>
    <meta:creation-date>2009-11-16T17:24:00</meta:creation-date>
    <dc:date>2010-05-20T03:24:20.39</dc:date>
    <meta:print-date>1998-07-17T19:03:00</meta:print-date>
    <meta:editing-cycles>51</meta:editing-cycles>
    <meta:generator>OpenOffice.org/3.1$Win32 OpenOffice.org_project/310m19$Build-9420</meta:generator>
    <meta:editing-duration>PT02H04M29S</meta:editing-duration>
    <meta:document-statistic meta:table-count="10" meta:image-count="0" meta:object-count="0" meta:page-count="11" meta:paragraph-count="173" meta:word-count="750" meta:character-count="5992"/>
  </office:meta>
</office:document-meta>
</file>